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 225" office:value-type="float" office:value="225" calcext:value-type="float">
            <text:p>225</text:p>
          </table:table-cell>
          <table:table-cell table:formula="of:= [.B1] / [.$A$8]" office:value-type="float" office:value="1.99115044247788" calcext:value-type="float">
            <text:p>1.99115044247788</text:p>
          </table:table-cell>
          <table:table-cell office:value-type="float" office:value="1.6" calcext:value-type="float">
            <text:p>1.6</text:p>
          </table:table-cell>
          <table:table-cell office:value-type="float" office:value="152" calcext:value-type="float">
            <text:p>152</text:p>
          </table:table-cell>
          <table:table-cell office:value-type="float" office:value="7.2" calcext:value-type="float">
            <text:p>7.2</text:p>
          </table:table-cell>
          <table:table-cell office:value-type="float" office:value="0.771" calcext:value-type="float">
            <text:p>0.771</text:p>
          </table:table-cell>
          <table:table-cell table:formula="of:= (1/3) * 1.13 * 0.216 * 103.47 * ( ([.C1]^2) / 2 + (1/[.C1]) - 3/2)" office:value-type="float" office:value="8.28835941493805" calcext:value-type="float">
            <text:p>8.2883594149380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 ([.J1] - [.$I$12])/29/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LN([.K1]/20)" office:value-type="string" office:string-value="" calcext:value-type="error">
            <text:p>Ошибка:5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table:formula="of:= [.B2] / [.$A$8]" office:value-type="float" office:value="1.84070796460177" calcext:value-type="float">
            <text:p>1.84070796460177</text:p>
          </table:table-cell>
          <table:table-cell office:value-type="float" office:value="-8" calcext:value-type="float">
            <text:p>-8</text:p>
          </table:table-cell>
          <table:table-cell office:value-type="float" office:value="121" calcext:value-type="float">
            <text:p>121</text:p>
          </table:table-cell>
          <table:table-cell office:value-type="float" office:value="-2.4" calcext:value-type="float">
            <text:p>-2.4</text:p>
          </table:table-cell>
          <table:table-cell office:value-type="float" office:value="0.662" calcext:value-type="float">
            <text:p>0.662</text:p>
          </table:table-cell>
          <table:table-cell table:formula="of:= (1/3) * 1.13 * 0.216 * 103.47 * ( ([.C2]^2) / 2 + (1/[.C2]) - 3/2)" office:value-type="float" office:value="6.20743401208305" calcext:value-type="float">
            <text:p>6.2074340120830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 ([.J2] - [.$I$12])/29/5" office:value-type="float" office:value="0.0689655172413793" calcext:value-type="float">
            <text:p>0.068965517241379</text:p>
          </table:table-cell>
          <table:table-cell table:formula="of:= [.M2]/4" office:value-type="float" office:value="0.3275" calcext:value-type="float">
            <text:p>0.3275</text:p>
          </table:table-cell>
          <table:table-cell office:value-type="float" office:value="1.31" calcext:value-type="float">
            <text:p>1.31</text:p>
          </table:table-cell>
          <table:table-cell table:formula="of:= LN([.K2]/293)" office:value-type="float" office:value="-8.3543212584436" calcext:value-type="float">
            <text:p>-8.3543212584436</text:p>
          </table:table-cell>
          <table:table-cell table:number-columns-repeated="2"/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table:formula="of:= [.B3] / [.$A$8]" office:value-type="float" office:value="1.75221238938053" calcext:value-type="float">
            <text:p>1.75221238938053</text:p>
          </table:table-cell>
          <table:table-cell office:value-type="float" office:value="-7.5" calcext:value-type="float">
            <text:p>-7.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.562</text:p>
          </table:table-cell>
          <table:table-cell table:formula="of:= (1/3) * 1.13 * 0.216 * 103.47 * ( ([.C3]^2) / 2 + (1/[.C3]) - 3/2)" office:value-type="float" office:value="5.10008041834272" calcext:value-type="float">
            <text:p>5.1000804183427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 ([.J3] - [.$I$12])/29/5" office:value-type="float" office:value="0.275862068965517" calcext:value-type="float">
            <text:p>0.275862068965517</text:p>
          </table:table-cell>
          <table:table-cell table:formula="of:= [.M3]/4" office:value-type="float" office:value="0.8575" calcext:value-type="float">
            <text:p>0.8575</text:p>
          </table:table-cell>
          <table:table-cell office:value-type="float" office:value="3.43" calcext:value-type="float">
            <text:p>3.43</text:p>
          </table:table-cell>
          <table:table-cell table:formula="of:= LN([.K3]/293)" office:value-type="float" office:value="-6.96802689732371" calcext:value-type="float">
            <text:p>-6.96802689732371</text:p>
          </table:table-cell>
          <table:table-cell table:number-columns-repeated="2"/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table:formula="of:= [.B4] / [.$A$8]" office:value-type="float" office:value="1.69026548672566" calcext:value-type="float">
            <text:p>1.69026548672566</text:p>
          </table:table-cell>
          <table:table-cell office:value-type="float" office:value="-6" calcext:value-type="float">
            <text:p>-6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0.498" calcext:value-type="float">
            <text:p>0.498</text:p>
          </table:table-cell>
          <table:table-cell table:formula="of:= (1/3) * 1.13 * 0.216 * 103.47 * ( ([.C4]^2) / 2 + (1/[.C4]) - 3/2)" office:value-type="float" office:value="4.37855086770143" calcext:value-type="float">
            <text:p>4.37855086770143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 ([.J4] - [.$I$12])/29/5" office:value-type="float" office:value="0.579310344827586" calcext:value-type="float">
            <text:p>0.579310344827586</text:p>
          </table:table-cell>
          <table:table-cell table:formula="of:= [.M4]/4"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 LN([.K4]/293)" office:value-type="float" office:value="-6.22608955259433" calcext:value-type="float">
            <text:p>-6.22608955259433</text:p>
          </table:table-cell>
          <table:table-cell table:number-columns-repeated="2"/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table:formula="of:= [.B5] / [.$A$8]" office:value-type="float" office:value="1.48672566371681" calcext:value-type="float">
            <text:p>1.48672566371681</text:p>
          </table:table-cell>
          <table:table-cell office:value-type="float" office:value="-4" calcext:value-type="float">
            <text:p>-4</text:p>
          </table:table-cell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formula="of:= (1/3) * 1.13 * 0.216 * 103.47 * ( ([.C5]^2) / 2 + (1/[.C5]) - 3/2)" office:value-type="float" office:value="2.33857243046776" calcext:value-type="float">
            <text:p>2.33857243046776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 ([.J5] - [.$I$12])/29/5" office:value-type="float" office:value="0.744827586206896" calcext:value-type="float">
            <text:p>0.744827586206896</text:p>
          </table:table-cell>
          <table:table-cell table:formula="of:= [.M5]/4" office:value-type="float" office:value="1.8825" calcext:value-type="float">
            <text:p>1.8825</text:p>
          </table:table-cell>
          <table:table-cell office:value-type="float" office:value="7.53" calcext:value-type="float">
            <text:p>7.53</text:p>
          </table:table-cell>
          <table:table-cell table:formula="of:= LN([.K5]/293)" office:value-type="float" office:value="-5.97477512431342" calcext:value-type="float">
            <text:p>-5.97477512431342</text:p>
          </table:table-cell>
          <table:table-cell table:number-columns-repeated="2"/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formula="of:= [.B6] / [.$A$8]" office:value-type="float" office:value="1.3716814159292" calcext:value-type="float">
            <text:p>1.3716814159292</text:p>
          </table:table-cell>
          <table:table-cell office:value-type="float" office:value="-5.6" calcext:value-type="float">
            <text:p>-5.6</text:p>
          </table:table-cell>
          <table:table-cell office:value-type="float" office:value="25.6" calcext:value-type="float">
            <text:p>25.6</text:p>
          </table:table-cell>
          <table:table-cell office:value-type="float" office:value="-7.2" calcext:value-type="float">
            <text:p>-7.2</text:p>
          </table:table-cell>
          <table:table-cell office:value-type="float" office:value="0.16" calcext:value-type="float">
            <text:p>0.16</text:p>
          </table:table-cell>
          <table:table-cell table:formula="of:= (1/3) * 1.13 * 0.216 * 103.47 * ( ([.C6]^2) / 2 + (1/[.C6]) - 3/2)" office:value-type="float" office:value="1.42932294220953" calcext:value-type="float">
            <text:p>1.4293229422095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 ([.J6] - [.$I$12])/29/5" office:value-type="float" office:value="0.841379310344828" calcext:value-type="float">
            <text:p>0.841379310344828</text:p>
          </table:table-cell>
          <table:table-cell table:formula="of:= [.M6]/4" office:value-type="float" office:value="2.3375" calcext:value-type="float">
            <text:p>2.3375</text:p>
          </table:table-cell>
          <table:table-cell office:value-type="float" office:value="9.35" calcext:value-type="float">
            <text:p>9.35</text:p>
          </table:table-cell>
          <table:table-cell table:formula="of:= LN([.K6]/293)" office:value-type="float" office:value="-5.85288530670439" calcext:value-type="float">
            <text:p>-5.85288530670439</text:p>
          </table:table-cell>
          <table:table-cell table:number-columns-repeated="2"/>
          <table:table-cell office:value-type="float" office:value="10.78" calcext:value-type="float">
            <text:p>10.78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U min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elta T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 ([.J7] - [.$I$12])/29/5" office:value-type="float" office:value="0.868965517241379" calcext:value-type="float">
            <text:p>0.868965517241379</text:p>
          </table:table-cell>
          <table:table-cell table:formula="of:= [.M7]/4" office:value-type="float" office:value="2.83" calcext:value-type="float">
            <text:p>2.83</text:p>
          </table:table-cell>
          <table:table-cell office:value-type="float" office:value="11.32" calcext:value-type="float">
            <text:p>11.32</text:p>
          </table:table-cell>
          <table:table-cell table:formula="of:= LN([.K7]/293)" office:value-type="float" office:value="-5.82062444448616" calcext:value-type="float">
            <text:p>-5.82062444448616</text:p>
          </table:table-cell>
          <table:table-cell table:number-columns-repeated="2"/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formula="of:= ([.J8] - [.$I$12])/29/5" office:value-type="float" office:value="0.675862068965517" calcext:value-type="float">
            <text:p>0.675862068965517</text:p>
          </table:table-cell>
          <table:table-cell table:formula="of:= [.M8]/4" office:value-type="float" office:value="3.33" calcext:value-type="float">
            <text:p>3.33</text:p>
          </table:table-cell>
          <table:table-cell office:value-type="float" office:value="13.32" calcext:value-type="float">
            <text:p>13.32</text:p>
          </table:table-cell>
          <table:table-cell table:formula="of:= LN([.K8]/293)" office:value-type="float" office:value="-6.07193887276707" calcext:value-type="float">
            <text:p>-6.07193887276707</text:p>
          </table:table-cell>
          <table:table-cell table:number-columns-repeated="2"/>
          <table:table-cell office:value-type="float" office:value="14.64" calcext:value-type="float">
            <text:p>14.64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formula="of:= ([.J9] - [.$I$12])/29/5" office:value-type="float" office:value="0.262068965517241" calcext:value-type="float">
            <text:p>0.262068965517241</text:p>
          </table:table-cell>
          <table:table-cell table:formula="of:= [.M9]/4" office:value-type="float" office:value="3.8375" calcext:value-type="float">
            <text:p>3.8375</text:p>
          </table:table-cell>
          <table:table-cell office:value-type="float" office:value="15.35" calcext:value-type="float">
            <text:p>15.35</text:p>
          </table:table-cell>
          <table:table-cell table:formula="of:= LN([.K9]/293)" office:value-type="float" office:value="-7.01932019171126" calcext:value-type="float">
            <text:p>-7.01932019171126</text:p>
          </table:table-cell>
          <table:table-cell table:number-columns-repeated="2"/>
          <table:table-cell office:value-type="float" office:value="16.7" calcext:value-type="float">
            <text:p>16.7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formula="of:= ([.J10] - [.$I$12])/29/5" office:value-type="float" office:value="0.23448275862069" calcext:value-type="float">
            <text:p>0.23448275862069</text:p>
          </table:table-cell>
          <table:table-cell table:formula="of:= [.M10]/4" office:value-type="float" office:value="4.3575" calcext:value-type="float">
            <text:p>4.3575</text:p>
          </table:table-cell>
          <table:table-cell office:value-type="float" office:value="17.43" calcext:value-type="float">
            <text:p>17.43</text:p>
          </table:table-cell>
          <table:table-cell table:formula="of:= LN([.K10]/293)" office:value-type="float" office:value="-7.13054582682148" calcext:value-type="float">
            <text:p>-7.13054582682148</text:p>
          </table:table-cell>
          <table:table-cell table:number-columns-repeated="2"/>
          <table:table-cell office:value-type="float" office:value="18.85" calcext:value-type="float">
            <text:p>18.85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formula="of:= ([.J11] - [.$I$12])/29/5" office:value-type="float" office:value="0.193103448275862" calcext:value-type="float">
            <text:p>0.193103448275862</text:p>
          </table:table-cell>
          <table:table-cell table:formula="of:= [.M11]/4" office:value-type="float" office:value="4.875" calcext:value-type="float">
            <text:p>4.875</text:p>
          </table:table-cell>
          <table:table-cell office:value-type="float" office:value="19.5" calcext:value-type="float">
            <text:p>19.5</text:p>
          </table:table-cell>
          <table:table-cell table:formula="of:= LN([.K11]/293)" office:value-type="float" office:value="-7.32470184126244" calcext:value-type="float">
            <text:p>-7.32470184126244</text:p>
          </table:table-cell>
          <table:table-cell table:number-columns-repeated="2"/>
          <table:table-cell office:value-type="float" office:value="20.73" calcext:value-type="float">
            <text:p>20.73</text:p>
          </table:table-cell>
        </table:table-row>
        <table:table-row table:style-name="ro1">
          <table:table-cell table:number-columns-repeated="8"/>
          <table:table-cell table:style-name="ce1"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 ([.J12] - [.$I$12])/29/5" office:value-type="float" office:value="0.137931034482759" calcext:value-type="float">
            <text:p>0.137931034482759</text:p>
          </table:table-cell>
          <table:table-cell table:formula="of:= [.M12]/4" office:value-type="float" office:value="5.3925" calcext:value-type="float">
            <text:p>5.3925</text:p>
          </table:table-cell>
          <table:table-cell office:value-type="float" office:value="21.57" calcext:value-type="float">
            <text:p>21.57</text:p>
          </table:table-cell>
          <table:table-cell table:formula="of:= LN([.K12]/293)" office:value-type="float" office:value="-7.66117407788365" calcext:value-type="float">
            <text:p>-7.66117407788365</text:p>
          </table:table-cell>
          <table:table-cell table:number-columns-repeated="2"/>
          <table:table-cell office:value-type="float" office:value="22.71" calcext:value-type="float">
            <text:p>22.71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U min</text:p>
          </table:table-cell>
          <table:table-cell table:style-name="ce2" office:value-type="string" calcext:value-type="string">
            <text:p>10(U) текущее</text:p>
          </table:table-cell>
          <table:table-cell table:style-name="ce2" office:value-type="string" calcext:value-type="string">
            <text:p>T, K</text:p>
          </table:table-cell>
          <table:table-cell office:value-type="string" calcext:value-type="string">
            <text:p>t, c</text:p>
          </table:table-cell>
          <table:table-cell/>
          <table:table-cell office:value-type="string" calcext:value-type="string">
            <text:p>ln(delta/t0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7" number:min-decimal-places="1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5:15:40.8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22:54:30.955000000</meta:creation-date>
    <dc:date>2021-03-20T15:39:39.452000000</dc:date>
    <meta:editing-duration>PT42M6S</meta:editing-duration>
    <meta:editing-cycles>6</meta:editing-cycles>
    <meta:generator>LibreOffice/7.0.1.2$Windows_x86 LibreOffice_project/7cbcfc562f6eb6708b5ff7d7397325de9e764452</meta:generator>
    <meta:document-statistic meta:table-count="1" meta:cell-count="132" meta:object-count="0"/>
    <meta:user-defined meta:name="qrichtext">1</meta:user-defined>
  </office:meta>
</office:document-meta>
</file>